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83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table:number-columns-repeated="4"/>
          <table:table-cell table:style-name="ce1" office:value-type="string" calcext:value-type="string" table:number-columns-spanned="3" table:number-rows-spanned="1">
            <text:p>N=2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N=3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iterations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office:value-type="string" calcext:value-type="string">
            <text:p>Dlap[EMP14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p_naive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3181.45" calcext:value-type="float">
            <text:p>3181.45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p_optimized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999.4" calcext:value-type="float">
            <text:p>999.4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p_naive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10986" calcext:value-type="float">
            <text:p>10986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p_optimized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5223.55" calcext:value-type="float">
            <text:p>5223.55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5T10:29:32.172613818</meta:creation-date>
    <dc:date>2023-06-05T11:42:56.426838998</dc:date>
    <meta:editing-duration>PT1H3M13S</meta:editing-duration>
    <meta:editing-cycles>2</meta:editing-cycles>
    <meta:generator>LibreOffice/7.3.7.2$Linux_X86_64 LibreOffice_project/30$Build-2</meta:generator>
    <meta:document-statistic meta:table-count="1" meta:cell-count="48" meta:object-count="0"/>
  </office:meta>
</office:document-meta>
</file>